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ightweight Directory Access Protocol (LDAP)</text:span><text:line-break/><text:line-break/>LDAP ist ein Protokoll, das es Programmen ermöglicht, schnell auf Benutzerinformationen zuzugreifen. Es handelt sich um ein einfaches Client-Server-Protokoll, das für den Zugriff auf Verzeichnisdienste verwendet wird. Ein Verzeichnis ist mit einer Datenbank vergleichbar, nur dass es oft detailliertere, attributbasierte Daten enthält. Die Informationen eines Verzeichnisses werden oft häufiger gelesen als geschrieben.<text:line-break/><text:line-break/>LDAP ist besonders nützlich für die Zugriffskontrolle und Autorisierung. Es gewährt Benutzern oder Gruppen verschiedene Arten von Berechtigungen (z. B. Benutzer- oder Administratorberechtigungen). LDAP ist ein Anfrage-Antwort-Protokoll, das Ihnen eine einfache Interaktion mit Active Directory ermöglicht (AD ist eine Computer- und Serverkomponente, die Netzwerk-, Domänen- und Benutzerinformationen verwaltet, wie Sie später in diesem Abschnitt lernen werden).</text:p>
      <text:p text:style-name="P1"/>
      <text:p text:style-name="P1">In Verzeichnissen speichern Unternehmen Benutzernamen, Kennwörter, E-Mail-Adressen, Druckerverbindungen und andere statische Daten. LDAP ist ein zugängliches Anwendungsprotokoll, mit dem Sie auf die Daten Ihrer Organisation zugreifen und diese verwalten können. LDAP kann auch die Authentifizierung übernehmen, so dass Benutzer sich einmal anmelden und auf mehrere Dateien auf dem Server zugreifen können.<text:line-break/><text:span text:style-name="T1"><text:line-break/>How does the LDAP protocol work?</text:span><text:line-break/><text:line-break/>Jeden Tag nutzt ein durchschnittlicher Angestellter LDAP Dutzende, wenn nicht Hunderte von Malen. Dieser Mitarbeiter weiß vielleicht nicht einmal, was hinter den Kulissen passiert, wenn er die Anfrage (Abfrage) durchführt.<text:line-break/><text:line-break/><text:span text:style-name="T1">An LDAP query generally includes the following steps:</text:span><text:line-break/><text:line-break/>Sitzungsverbindung: Der Benutzer stellt eine Verbindung zum Server über einen LDAP-Port (389) her.<text:line-break/>Abfrage: Der Benutzer sendet eine Anfrage an den Server, z. B. eine E-Mail-Suche.<text:line-break/>Antwort: Der LDAP-Server durchsucht das Verzeichnis mit den angeforderten Informationen und sendet diese an den Benutzer zurück.<text:line-break/>Session Disconnection (Sitzungsunterbrechung): Der Benutzer trennt die LDAP-Verbindung.</text:p>
      <text:p text:style-name="P1"/>
      <text:p text:style-name="P1"/>
      <text:p text:style-name="P1"><text:span text:style-name="T1">What Is Kerberos Authentication?</text:span><text:line-break/><text:line-break/>Das MIT entwickelte Kerberos als Lösung für diese Netzwerksicherheitsprobleme. Das Kerberos-Authentifizierungsprotokoll verwendet starke Kryptographie, um es Clients zu ermöglichen, ihre Identität gegenüber einem Server über eine unsichere Netzwerkverbindung nachzuweisen. Nachdem sie ihre Identität mit Kerberos überprüft haben, können ein Client und ein Server ihre gesamte Kommunikation verschlüsseln, um den Datenschutz und die Datenintegrität bei der Abwicklung von Geschäften zu gewährleisten.<text:line-break/><text:line-break/>Der Vorteil des Kerberos-Protokolls besteht darin, dass es vor Lauschangriffen (z. B. Sniffing mit Wireshark, um an sensible Daten wie Benutzernamen und Kennwörter zu gelangen) schützt. Es verwendet Tickets anstelle von Passwörtern zur Authentifizierung von Ressourcen.<text:line-break/><text:line-break/>Kerberos ist ein Kryptographiesystem mit symmetrischen Schlüsseln, das eine vertrauenswürdige dritte Partei erfordert. Es kann optional Public-Key-Kryptographie als Teil des Authentifizierungsprozesses verwenden.<text:line-break/><text:line-break/><text:soft-page-break/><text:span text:style-name="T1">How does Kerberos authentication work?</text:span><text:line-break/><text:line-break/>Bei der Authentifizierung verwendet Kerberos eine symmetrische Verschlüsselung und eine vertrauenswürdige Drittpartei, die als Key Distribution Center (KDC) bekannt ist.<text:line-break/><text:line-break/>Zum Zeitpunkt der Authentifizierung erstellt Kerberos ein eindeutiges Ticket für diese Sitzung auf dem Computer des Benutzers. Solange das Ticket aktiv ist, wird jeder weitere Kerberos-Dienst, der angefordert wird, nach diesem Ticket suchen, anstatt den Benutzer aufzufordern, sich erneut mit einem Passwort anzumelden. Dieses Ticket wird TGT (Ticket-Granting Ticket) genannt.<text:line-break/><text:line-break/>Im Folgenden werden die wesentlichen Schritte der Kerberos-Authentifizierung beschrieben, die für die Benutzer transparen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64cm" fo:margin-bottom="1.997cm" fo:margin-left="1.032cm" fo:margin-right="1.10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50S</meta:editing-duration>
    <meta:editing-cycles>3</meta:editing-cycles>
    <meta:generator>OpenOffice/4.1.14$Win32 OpenOffice.org_project/4114m1$Build-9811</meta:generator>
    <dc:date>2023-11-26T12:16:35.87</dc:date>
    <meta:document-statistic meta:table-count="0" meta:image-count="0" meta:object-count="0" meta:page-count="2" meta:paragraph-count="3" meta:word-count="471" meta:character-count="3782"/>
    <dc:creator>kaos sevdalisi</dc:creator>
    <meta:user-defined meta:name="Info 1"/>
    <meta:user-defined meta:name="Info 2"/>
    <meta:user-defined meta:name="Info 3"/>
    <meta:user-defined meta:name="Info 4"/>
  </office:meta>
</office:document-meta>
</file>